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5mm" svg:x="200.45mm" svg:y="63.48mm">
            <loext:p draw:notify-on-update-of-ranges="Feuille1.A23:Feuille1.A30 Feuille1.B22:Feuille1.B22 Feuille1.B23:Feuille1.B30 Feuille1.C22:Feuille1.C22 Feuille1.C23:Feuille1.C30 Feuille1.D22:Feuille1.D22 Feuille1.D23:Feuille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b thread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nb thread</text:p>
          </table:table-cell>
          <table:table-cell office:value-type="string" calcext:value-type="string">
            <text:p>time (s)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56.2558" calcext:value-type="float">
            <text:p>256,25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56.2701" calcext:value-type="float">
            <text:p>256,27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56.242" calcext:value-type="float">
            <text:p>256,24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56.2626" calcext:value-type="float">
            <text:p>256,26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72.7804" calcext:value-type="float">
            <text:p>272,7804</text:p>
          </table:table-cell>
          <table:table-cell table:number-columns-repeated="10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28.1924" calcext:value-type="float">
            <text:p>128,192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office:value-type="float" office:value="128.1863" calcext:value-type="float">
            <text:p>128,186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office:value-type="float" office:value="129.2746" calcext:value-type="float">
            <text:p>129,274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office:value-type="float" office:value="128.1819" calcext:value-type="float">
            <text:p>128,1819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office:value-type="float" office:value="136.334" calcext:value-type="float">
            <text:p>136,334</text:p>
          </table:table-cell>
          <table:table-cell table:style-name="ce1"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.5034" calcext:value-type="float">
            <text:p>85,50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.4916" calcext:value-type="float">
            <text:p>85,49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.4765" calcext:value-type="float">
            <text:p>85,47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.5022" calcext:value-type="float">
            <text:p>85,50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8909" calcext:value-type="float">
            <text:p>90,890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.0058" calcext:value-type="float">
            <text:p>65,00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.1508" calcext:value-type="float">
            <text:p>65,15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.3065" calcext:value-type="float">
            <text:p>65,30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.1311" calcext:value-type="float">
            <text:p>64,13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1794" calcext:value-type="float">
            <text:p>68,179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.4876" calcext:value-type="float">
            <text:p>55,48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.4708" calcext:value-type="float">
            <text:p>55,47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.3286" calcext:value-type="float">
            <text:p>56,32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.6608" calcext:value-type="float">
            <text:p>55,66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.9155" calcext:value-type="float">
            <text:p>56,915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9" calcext:value-type="float">
            <text:p>48,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8.9621" calcext:value-type="float">
            <text:p>48,96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8.8846" calcext:value-type="float">
            <text:p>48,88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8.9126" calcext:value-type="float">
            <text:p>48,91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8.8779" calcext:value-type="float">
            <text:p>48,8779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.788" calcext:value-type="float">
            <text:p>43,7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.8261" calcext:value-type="float">
            <text:p>43,82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.7484" calcext:value-type="float">
            <text:p>43,74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.7602" calcext:value-type="float">
            <text:p>43,76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.8306" calcext:value-type="float">
            <text:p>42,8306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.8083" calcext:value-type="float">
            <text:p>39,80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9.8045" calcext:value-type="float">
            <text:p>39,80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9.8031" calcext:value-type="float">
            <text:p>39,80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9.745" calcext:value-type="float">
            <text:p>39,7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.1843" calcext:value-type="float">
            <text:p>38,1843</text:p>
          </table:table-cell>
          <table:table-cell table:number-columns-repeated="101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b threa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ax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$B3];[.$E3];[.$H3];[.$K3];[.$N3])" office:value-type="float" office:value="256.242" calcext:value-type="float">
            <text:p>256,242</text:p>
          </table:table-cell>
          <table:table-cell table:formula="of:=MEDIAN([.$B3];[.$E3];[.$H3];[.$K3];[.$N3])" office:value-type="float" office:value="256.2626" calcext:value-type="float">
            <text:p>256,2626</text:p>
          </table:table-cell>
          <table:table-cell table:formula="of:=MAX([.$B3];[.$E3];[.$H3];[.$K3];[.$N3])" office:value-type="float" office:value="272.7804" calcext:value-type="float">
            <text:p>272,780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N([.$B4];[.$E4];[.$H4];[.$K4];[.$N4])" office:value-type="float" office:value="128.1819" calcext:value-type="float">
            <text:p>128,1819</text:p>
          </table:table-cell>
          <table:table-cell table:formula="of:=MEDIAN([.$B4];[.$E4];[.$H4];[.$K4];[.$N4])" office:value-type="float" office:value="128.1924" calcext:value-type="float">
            <text:p>128,1924</text:p>
          </table:table-cell>
          <table:table-cell table:formula="of:=MAX([.$B4];[.$E4];[.$H4];[.$K4];[.$N4])" office:value-type="float" office:value="136.334" calcext:value-type="float">
            <text:p>136,33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N([.$B5];[.$E5];[.$H5];[.$K5];[.$N5])" office:value-type="float" office:value="85.4765" calcext:value-type="float">
            <text:p>85,4765</text:p>
          </table:table-cell>
          <table:table-cell table:formula="of:=MEDIAN([.$B5];[.$E5];[.$H5];[.$K5];[.$N5])" office:value-type="float" office:value="85.5022" calcext:value-type="float">
            <text:p>85,5022</text:p>
          </table:table-cell>
          <table:table-cell table:formula="of:=MAX([.$B5];[.$E5];[.$H5];[.$K5];[.$N5])" office:value-type="float" office:value="90.8909" calcext:value-type="float">
            <text:p>90,890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$B6];[.$E6];[.$H6];[.$K6];[.$N6])" office:value-type="float" office:value="64.1311" calcext:value-type="float">
            <text:p>64,1311</text:p>
          </table:table-cell>
          <table:table-cell table:formula="of:=MEDIAN([.$B6];[.$E6];[.$H6];[.$K6];[.$N6])" office:value-type="float" office:value="65.1508" calcext:value-type="float">
            <text:p>65,1508</text:p>
          </table:table-cell>
          <table:table-cell table:formula="of:=MAX([.$B6];[.$E6];[.$H6];[.$K6];[.$N6])" office:value-type="float" office:value="68.1794" calcext:value-type="float">
            <text:p>68,17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$B7];[.$E7];[.$H7];[.$K7];[.$N7])" office:value-type="float" office:value="55.4708" calcext:value-type="float">
            <text:p>55,4708</text:p>
          </table:table-cell>
          <table:table-cell table:formula="of:=MEDIAN([.$B7];[.$E7];[.$H7];[.$K7];[.$N7])" office:value-type="float" office:value="55.6608" calcext:value-type="float">
            <text:p>55,6608</text:p>
          </table:table-cell>
          <table:table-cell table:formula="of:=MAX([.$B7];[.$E7];[.$H7];[.$K7];[.$N7])" office:value-type="float" office:value="56.9155" calcext:value-type="float">
            <text:p>56,915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IN([.$B8];[.$E8];[.$H8];[.$K8];[.$N8])" office:value-type="float" office:value="48.8779" calcext:value-type="float">
            <text:p>48,8779</text:p>
          </table:table-cell>
          <table:table-cell table:formula="of:=MEDIAN([.$B8];[.$E8];[.$H8];[.$K8];[.$N8])" office:value-type="float" office:value="48.89" calcext:value-type="float">
            <text:p>48,89</text:p>
          </table:table-cell>
          <table:table-cell table:formula="of:=MAX([.$B8];[.$E8];[.$H8];[.$K8];[.$N8])" office:value-type="float" office:value="48.9621" calcext:value-type="float">
            <text:p>48,962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IN([.$B9];[.$E9];[.$H9];[.$K9];[.$N9])" office:value-type="float" office:value="42.8306" calcext:value-type="float">
            <text:p>42,8306</text:p>
          </table:table-cell>
          <table:table-cell table:formula="of:=MEDIAN([.$B9];[.$E9];[.$H9];[.$K9];[.$N9])" office:value-type="float" office:value="43.7602" calcext:value-type="float">
            <text:p>43,7602</text:p>
          </table:table-cell>
          <table:table-cell table:formula="of:=MAX([.$B9];[.$E9];[.$H9];[.$K9];[.$N9])" office:value-type="float" office:value="43.8261" calcext:value-type="float">
            <text:p>43,826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IN([.$B10];[.$E10];[.$H10];[.$K10];[.$N10])" office:value-type="float" office:value="38.1843" calcext:value-type="float">
            <text:p>38,1843</text:p>
          </table:table-cell>
          <table:table-cell table:formula="of:=MEDIAN([.$B10];[.$E10];[.$H10];[.$K10];[.$N10])" office:value-type="float" office:value="39.8031" calcext:value-type="float">
            <text:p>39,8031</text:p>
          </table:table-cell>
          <table:table-cell table:formula="of:=MAX([.$B10];[.$E10];[.$H10];[.$K10];[.$N10])" office:value-type="float" office:value="39.8083" calcext:value-type="float">
            <text:p>39,8083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Feuille1.N3:Feuille1.N1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5:00:09.495269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7:06:45.646147763</meta:creation-date>
    <dc:date>2017-02-19T05:00:51.265633285</dc:date>
    <meta:editing-duration>PT33M18S</meta:editing-duration>
    <meta:editing-cycles>10</meta:editing-cycles>
    <meta:generator>LibreOffice/5.2.2.2$Linux_X86_64 LibreOffice_project/2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1.129cm" svg:y="0.316cm" chart:style-name="ch2">
          <text:p>M4.4xLarge : évolution de la durée en fonction du nombre de threads</text:p>
        </chart:title>
        <chart:legend chart:legend-position="end" svg:x="13.358cm" svg:y="3.706cm" style:legend-expansion="high" chart:style-name="ch3"/>
        <chart:plot-area chart:style-name="ch4" table:cell-range-address="Feuille1.A22:Feuille1.D30" chart:data-source-has-labels="both" svg:x="1.33cm" svg:y="1.275cm" svg:width="11.709cm" svg:height="6.57cm">
          <chartooo:coordinate-region svg:x="2.137cm" svg:y="1.474cm" svg:width="10.808cm" svg:height="5.724cm"/>
          <chart:axis chart:dimension="x" chart:name="primary-x" chart:style-name="ch5" chartooo:axis-type="auto">
            <chartooo:date-scale/>
            <chart:title svg:x="5.817cm" svg:y="8.025cm" chart:style-name="ch6">
              <text:p>number of threads</text:p>
            </chart:title>
            <chart:categories table:cell-range-address="Feuille1.A23:Feuille1.A30"/>
          </chart:axis>
          <chart:axis chart:dimension="y" chart:name="primary-y" chart:style-name="ch5">
            <chart:title svg:x="0.451cm" svg:y="5.279cm" chart:style-name="ch7">
              <text:p>temps (s)</text:p>
            </chart:title>
            <chart:grid chart:style-name="ch8" chart:class="major"/>
          </chart:axis>
          <chart:series chart:style-name="ch9" chart:values-cell-range-address="Feuille1.B23:Feuille1.B30" chart:label-cell-address="Feuille1.B22:Feuille1.B22" chart:class="chart:line">
            <chart:data-point chart:repeated="8"/>
          </chart:series>
          <chart:series chart:style-name="ch10" chart:values-cell-range-address="Feuille1.C23:Feuille1.C30" chart:label-cell-address="Feuille1.C22:Feuille1.C22" chart:class="chart:line">
            <chart:data-point chart:repeated="8"/>
          </chart:series>
          <chart:series chart:style-name="ch11" chart:values-cell-range-address="Feuille1.D23:Feuille1.D30" chart:label-cell-address="Feuille1.D22:Feuille1.D2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Feuille1.B22:Feuille1.B22</svg:desc>
                </draw:g>
              </table:table-cell>
              <table:table-cell office:value-type="string">
                <text:p>mediane</text:p>
                <draw:g>
                  <svg:desc>Feuille1.C22:Feuille1.C22</svg:desc>
                </draw:g>
              </table:table-cell>
              <table:table-cell office:value-type="string">
                <text:p>max</text:p>
                <draw:g>
                  <svg:desc>Feuille1.D22:Feuille1.D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23:Feuille1.A30</svg:desc>
                </draw:g>
              </table:table-cell>
              <table:table-cell office:value-type="float" office:value="256.242">
                <text:p>256.242</text:p>
                <draw:g>
                  <svg:desc>Feuille1.B23:Feuille1.B30</svg:desc>
                </draw:g>
              </table:table-cell>
              <table:table-cell office:value-type="float" office:value="256.2626">
                <text:p>256.2626</text:p>
                <draw:g>
                  <svg:desc>Feuille1.C23:Feuille1.C30</svg:desc>
                </draw:g>
              </table:table-cell>
              <table:table-cell office:value-type="float" office:value="272.7804">
                <text:p>272.7804</text:p>
                <draw:g>
                  <svg:desc>Feuille1.D23:Feuille1.D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8.1819">
                <text:p>128.1819</text:p>
              </table:table-cell>
              <table:table-cell office:value-type="float" office:value="128.1924">
                <text:p>128.1924</text:p>
              </table:table-cell>
              <table:table-cell office:value-type="float" office:value="136.334">
                <text:p>136.3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5.4765">
                <text:p>85.4765</text:p>
              </table:table-cell>
              <table:table-cell office:value-type="float" office:value="85.5022">
                <text:p>85.5022</text:p>
              </table:table-cell>
              <table:table-cell office:value-type="float" office:value="90.8909">
                <text:p>90.89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.1311">
                <text:p>64.1311</text:p>
              </table:table-cell>
              <table:table-cell office:value-type="float" office:value="65.1508">
                <text:p>65.1508</text:p>
              </table:table-cell>
              <table:table-cell office:value-type="float" office:value="68.1794">
                <text:p>68.17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5.4708">
                <text:p>55.4708</text:p>
              </table:table-cell>
              <table:table-cell office:value-type="float" office:value="55.6608">
                <text:p>55.6608</text:p>
              </table:table-cell>
              <table:table-cell office:value-type="float" office:value="56.9155">
                <text:p>56.91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.8779">
                <text:p>48.8779</text:p>
              </table:table-cell>
              <table:table-cell office:value-type="float" office:value="48.89">
                <text:p>48.89</text:p>
              </table:table-cell>
              <table:table-cell office:value-type="float" office:value="48.9621">
                <text:p>48.96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.8306">
                <text:p>42.8306</text:p>
              </table:table-cell>
              <table:table-cell office:value-type="float" office:value="43.7602">
                <text:p>43.7602</text:p>
              </table:table-cell>
              <table:table-cell office:value-type="float" office:value="43.8261">
                <text:p>43.82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8.1843">
                <text:p>38.1843</text:p>
              </table:table-cell>
              <table:table-cell office:value-type="float" office:value="39.8031">
                <text:p>39.8031</text:p>
              </table:table-cell>
              <table:table-cell office:value-type="float" office:value="39.8083">
                <text:p>39.8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